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500.0">
            <text:p>5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500.0">
            <text:p>5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 office:string-value="2017-01-01">
            <text:p>2017-01-01</text:p>
          </table:table-cell>
          <table:table-cell office:value-type="string" office:string-value="asdd">
            <text:p>asdd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table table:name="2018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